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f889"/>
    </style:style>
    <style:style style:name="P2" style:family="paragraph" style:parent-style-name="Standard">
      <style:text-properties officeooo:rsid="001aaf74" officeooo:paragraph-rsid="001aaf74"/>
    </style:style>
    <style:style style:name="T1" style:family="text">
      <style:text-properties officeooo:rsid="0019f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1">http://reference.wolfram.com/language/tutorial/ConstrainedOptimizationGlobalNumerical.html</text:span></text:span></text:p>
      <text:p text:style-name="Standard"><text:span text:style-name="Emphasis"/></text:p>
      <text:p text:style-name="Standard"><text:span text:style-name="Emphasis">Numerical algorithms for constrained nonlinear optimization can be broadly categorized into gradient-based methods and direct search methods.</text:span></text:p>
      <text:p text:style-name="Standard"><text:span text:style-name="Emphasis"/></text:p>
      <text:p text:style-name="Standard"><text:span text:style-name="Emphasis">Global optimization</text:span> <text:span text:style-name="Emphasis">algorithms</text:span>, on the other hand, attempt to find the global optimum, typically by allowing decrease as well as increase of the objective/merit function. Such algorithms are usually computationally more expensive. </text:p>
      <text:p text:style-name="Standard"/>
      <text:p text:style-name="P2">http://www.mathworks.com/help/gads/patternsearch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Sébastien Gosselin</meta:initial-creator>
    <meta:creation-date>2015-02-23T20:44:57.537293248</meta:creation-date>
    <dc:date>2015-02-23T23:14:54.924135906</dc:date>
    <dc:creator>Jean-Sébastien Gosselin</dc:creator>
    <meta:editing-duration>PT1H14M47S</meta:editing-duration>
    <meta:editing-cycles>3</meta:editing-cycles>
    <meta:generator>LibreOffice/4.4.0.3$Linux_X86_64 LibreOffice_project/40m0$Build-3</meta:generator>
    <meta:document-statistic meta:table-count="0" meta:image-count="0" meta:object-count="0" meta:page-count="1" meta:paragraph-count="4" meta:word-count="51" meta:character-count="515" meta:non-whitespace-character-count="467"/>
  </office:meta>
</office:document-meta>
</file>